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Ubuntu" svg:font-family="Ubuntu" style:font-pitch="variable"/>
    <style:font-face style:name="Ubuntu Mono" svg:font-family="'Ubuntu Mono'" style:font-adornments="Regular" style:font-pitch="variable"/>
    <style:font-face style:name="Ubuntu Mono1" svg:font-family="'Ubuntu Mono'" style:font-adornments="Regular" style:font-pitch="fixed"/>
    <style:font-face style:name="Ubuntu Mono2" svg:font-family="'Ubuntu Mono'" style:font-pitch="fixed"/>
    <style:font-face style:name="Ubuntu Mono3" svg:font-family="'Ubuntu Mono'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" style:family="graphic" style:parent-style-name="Text">
      <style:graphic-properties draw:stroke="none" svg:stroke-color="#000000" draw:fill="none" draw:fill-color="#ffffff" fo:min-height="2.25cm"/>
      <style:paragraph-properties style:writing-mode="lr-tb"/>
    </style:style>
    <style:style style:name="gr3" style:family="graphic" style:parent-style-name="objectwithoutfill">
      <style:graphic-properties svg:stroke-width="0.159cm" svg:stroke-color="#00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fill-color="#ffffff" draw:textarea-horizontal-align="justify" draw:textarea-vertical-align="top" draw:auto-grow-height="false" fo:min-height="36.788cm" fo:min-width="79.163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3.688cm" fo:min-width="9.547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9cm" draw:marker-end-width="0.439cm" draw:fill-color="#ff6d6d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7" style:family="graphic" style:parent-style-name="standard">
      <style:graphic-properties svg:stroke-width="0.159cm" svg:stroke-color="#000000" draw:marker-start-width="0.439cm" draw:marker-end-width="0.439cm" draw:fill-color="#ff972f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000000" draw:marker-start-width="0.439cm" draw:marker-end-width="0.439cm" draw:fill-color="#ffff6d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9" style:family="graphic" style:parent-style-name="standard">
      <style:graphic-properties svg:stroke-width="0.159cm" svg:stroke-color="#000000" draw:marker-start-width="0.439cm" draw:marker-end-width="0.439cm" draw:fill-color="#77bc65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10" style:family="graphic" style:parent-style-name="Neural_20_network_20_lines">
      <style:graphic-properties draw:textarea-vertical-align="middle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3.885cm" fo:min-width="9.547cm"/>
      <style:paragraph-properties style:writing-mode="lr-tb"/>
    </style:style>
    <style:style style:name="gr12" style:family="graphic" style:parent-style-name="Text">
      <style:graphic-properties draw:stroke="none" draw:fill="none" draw:textarea-vertical-align="middle" fo:min-height="3.369cm"/>
      <style:paragraph-properties style:writing-mode="lr-tb"/>
    </style:style>
    <style:style style:name="gr13" style:family="graphic" style:parent-style-name="objectwithoutfill">
      <style:graphic-properties svg:stroke-width="0.882cm" svg:stroke-color="#333333" draw:marker-start-width="1.516cm" draw:marker-end="Arrowheads_20_3" draw:marker-end-width="1.616cm" draw:fill="none" draw:textarea-vertical-align="middle" fo:padding-top="0.559cm" fo:padding-bottom="0.559cm" fo:padding-left="0.684cm" fo:padding-right="0.684cm"/>
    </style:style>
    <style:style style:name="gr14" style:family="graphic" style:parent-style-name="objectwithoutfill">
      <style:graphic-properties svg:stroke-width="0.212cm" draw:marker-start-width="0.518cm" draw:marker-end-width="1.118cm" draw:textarea-horizontal-align="justify" draw:textarea-vertical-align="middle" draw:auto-grow-height="false" fo:min-height="30.038cm" fo:min-width="23.038cm" fo:padding-top="0.231cm" fo:padding-bottom="0.231cm" fo:padding-left="0.356cm" fo:padding-right="0.356cm" fo:wrap-option="wrap"/>
    </style:style>
    <style:style style:name="gr15" style:family="graphic" style:parent-style-name="objectwithoutfill">
      <style:graphic-properties draw:stroke="none" svg:stroke-color="#000000" draw:fill="none" draw:fill-color="#ffffff" fo:min-height="1.66cm"/>
      <style:paragraph-properties style:writing-mode="lr-tb"/>
    </style:style>
    <style:style style:name="gr16" style:family="graphic" style:parent-style-name="Text">
      <style:graphic-properties draw:stroke="none" svg:stroke-color="#000000" draw:fill="none" draw:fill-color="#ffffff" draw:textarea-vertical-align="middle" fo:min-height="2.334cm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textarea-vertical-align="middle" fo:min-height="1.713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Text">
      <style:graphic-properties draw:stroke="none" svg:stroke-color="#000000" draw:fill="none" draw:fill-color="#ffffff" fo:min-height="3.803cm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draw:textarea-vertical-align="middle" fo:min-height="30.25cm"/>
      <style:paragraph-properties style:writing-mode="lr-tb"/>
    </style:style>
    <style:style style:name="co1" style:family="table-column">
      <style:table-column-properties style:column-width="8.871cm" style:use-optimal-column-width="false"/>
    </style:style>
    <style:style style:name="co2" style:family="table-column">
      <style:table-column-properties style:column-width="8.874cm" style:use-optimal-column-width="false"/>
    </style:style>
    <style:style style:name="co3" style:family="table-column">
      <style:table-column-properties style:column-width="4.711cm" style:use-optimal-column-width="false"/>
    </style:style>
    <style:style style:name="co4" style:family="table-column">
      <style:table-column-properties style:column-width="4.01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496cm" style:use-optimal-column-width="false"/>
    </style:style>
    <style:style style:name="co7" style:family="table-column">
      <style:table-column-properties style:column-width="4.497cm" style:use-optimal-column-width="false"/>
    </style:style>
    <style:style style:name="ro1" style:family="table-row">
      <style:table-row-properties style:row-height="2.886cm" style:use-optimal-row-height="false"/>
    </style:style>
    <style:style style:name="ro2" style:family="table-row">
      <style:table-row-properties style:row-height="2.887cm" style:use-optimal-row-height="false"/>
    </style:style>
    <style:style style:name="ro3" style:family="table-row">
      <style:table-row-properties style:row-height="2cm" style:use-optimal-row-height="false"/>
    </style:style>
    <style:style style:name="ro4" style:family="table-row">
      <style:table-row-properties style:row-height="1.999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2.55pt solid #000000"/>
      <style:text-properties style:font-name="Ubuntu Mono2" fo:font-size="48pt" style:font-size-asian="48pt" style:font-size-complex="48pt"/>
    </style:style>
    <style:style style:name="ce2" style:family="table-cell">
      <loext:graphic-properties draw:fill="solid" draw:fill-color="#afd095" draw:textarea-vertical-align="middle"/>
      <style:paragraph-properties fo:text-align="center" fo:border="2.55pt solid #000000"/>
      <style:text-properties style:font-name="Ubuntu Mono2" fo:font-size="48pt" style:font-size-asian="48pt" style:font-size-complex="48pt"/>
    </style:style>
    <style:style style:name="ce3" style:family="table-cell">
      <loext:graphic-properties draw:fill="solid" draw:fill-color="#dddddd" draw:textarea-vertical-align="middle"/>
      <style:paragraph-properties fo:text-align="center" fo:border="2.55pt solid #000000"/>
      <style:text-properties style:font-name="Ubuntu Mono2" fo:font-size="36pt" style:font-size-asian="36pt" style:font-size-complex="36pt"/>
    </style:style>
    <style:style style:name="ce4" style:family="table-cell">
      <loext:graphic-properties draw:fill="solid" draw:fill-color="#dddddd" draw:textarea-vertical-align="middle"/>
      <style:paragraph-properties fo:text-align="center" fo:border-left="2.55pt solid #000000" fo:border-right="none" fo:border-top="2.55pt solid #000000" fo:border-bottom="2.55pt solid #000000"/>
      <style:text-properties style:font-name="Ubuntu Mono2" fo:font-size="36pt" style:font-size-asian="36pt" style:font-size-complex="36pt"/>
    </style:style>
    <style:style style:name="ce5" style:family="table-cell">
      <loext:graphic-properties draw:fill="solid" draw:fill-color="#ffb66c" draw:textarea-vertical-align="middle"/>
      <style:paragraph-properties fo:text-align="center" fo:border="2.55pt solid #000000"/>
      <style:text-properties style:font-name="Ubuntu Mono2" fo:font-size="36pt" style:font-size-asian="36pt" style:font-size-complex="36pt"/>
    </style:style>
    <style:style style:name="ce6" style:family="table-cell">
      <loext:graphic-properties draw:fill="solid" draw:fill-color="#ffa6a6" draw:textarea-vertical-align="middle"/>
      <style:paragraph-properties fo:text-align="center" fo:border="2.55pt solid #000000"/>
      <style:text-properties style:font-name="Ubuntu Mono2" fo:font-size="36pt" style:font-size-asian="36pt" style:font-size-complex="36pt"/>
    </style:style>
    <style:style style:name="P1" style:family="paragraph">
      <loext:graphic-properties draw:fill="none" draw:fill-color="#ffffff"/>
      <style:paragraph-properties style:writing-mode="lr-tb"/>
      <style:text-properties style:font-name="Ubuntu Mono2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Ubuntu" fo:font-size="60pt" style:font-size-asian="60pt" style:font-size-complex="60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60pt" style:font-size-asian="60pt" style:font-size-complex="60pt"/>
    </style:style>
    <style:style style:name="P7" style:family="paragraph">
      <style:paragraph-properties fo:text-align="center" style:writing-mode="lr-tb"/>
      <style:text-properties fo:font-size="42pt" fo:font-weight="bold" style:font-size-asian="42pt" style:font-weight-asian="bold" style:font-size-complex="42pt" style:font-weight-complex="bold"/>
    </style:style>
    <style:style style:name="P8" style:family="paragraph">
      <loext:graphic-properties draw:fill-color="#333333"/>
      <style:paragraph-properties fo:text-align="center" style:writing-mode="lr-tb"/>
      <style:text-properties fo:font-size="42pt" fo:font-weight="bold" style:font-size-asian="42pt" style:font-weight-asian="bold" style:font-size-complex="42pt" style:font-weight-complex="bold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-color="#ffff6d"/>
      <style:paragraph-properties fo:text-align="center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style:paragraph-properties fo:text-align="center"/>
      <style:text-properties style:font-name="Ubuntu Mono2" fo:font-size="48pt" style:font-size-asian="48pt" style:font-size-complex="48pt"/>
    </style:style>
    <style:style style:name="P14" style:family="paragraph">
      <loext:graphic-properties draw:fill="none"/>
      <style:paragraph-properties fo:text-align="center" style:writing-mode="lr-tb"/>
      <style:text-properties fo:font-size="80pt" style:font-size-asian="80pt" style:font-size-complex="80pt"/>
    </style:style>
    <style:style style:name="P15" style:family="paragraph">
      <style:paragraph-properties fo:text-align="center"/>
      <style:text-properties style:font-name="Ubuntu Mono2" fo:font-size="36pt" style:font-size-asian="36pt" style:font-size-complex="36pt"/>
    </style:style>
    <style:style style:name="P16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Mono2" fo:font-size="66pt" fo:font-weight="normal" style:font-size-asian="66pt" style:font-weight-asian="normal" style:font-size-complex="66pt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 Mono2" fo:font-size="40pt" fo:font-weight="normal" style:font-size-asian="40pt" style:font-weight-asian="normal" style:font-size-complex="40pt" style:font-weight-complex="normal"/>
    </style:style>
    <style:style style:name="T1" style:family="text">
      <style:text-properties style:font-name="Ubuntu Mono2" fo:font-size="60pt" style:font-size-asian="60pt" style:font-size-complex="60pt"/>
    </style:style>
    <style:style style:name="T2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Ubuntu" fo:font-size="60pt" style:font-size-asian="60pt" style:font-size-complex="60pt"/>
    </style:style>
    <style:style style:name="T4" style:family="text">
      <style:text-properties fo:font-size="42pt" fo:font-weight="bold" style:font-size-asian="42pt" style:font-weight-asian="bold" style:font-size-complex="42pt" style:font-weight-complex="bold"/>
    </style:style>
    <style:style style:name="T5" style:family="text">
      <style:text-properties style:font-name="Ubuntu Mono2" fo:font-size="80pt" style:font-size-asian="80pt" style:font-size-complex="80pt"/>
    </style:style>
    <style:style style:name="T6" style:family="text">
      <style:text-properties style:font-name="Ubuntu Mono2" fo:font-size="36pt" style:font-size-asian="36pt" style:font-size-complex="36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style:font-name="Ubuntu Mono2" fo:font-size="66pt" fo:font-weight="normal" style:font-size-asian="66pt" style:font-weight-asian="normal" style:font-size-complex="66pt" style:font-weight-complex="normal"/>
    </style:style>
    <style:style style:name="T9" style:family="text">
      <style:text-properties style:font-name="Ubuntu Mono2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11" style:family="text">
      <style:text-properties style:font-name="Ubuntu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2" style:family="text">
      <style:text-properties style:font-name="Ubuntu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3" style:family="text">
      <style:text-properties style:font-name="Ubuntu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</draw:g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3" draw:style-name="dp1" draw:master-page-name="Default">
        <draw:g>
          <draw:frame draw:style-name="gr1" draw:text-style-name="P1" draw:layer="layout" svg:width="36.5cm" svg:height="3cm" svg:x="26.75cm" svg:y="1.25cm">
            <draw:text-box>
              <text:p><text:span text:style-name="T1">Once </text:span><text:span text:style-name="T1">upon a </text:span><text:span text:style-name="T1">time </text:span><text:span text:style-name="T1">there </text:span><text:span text:style-name="T1">lived a </text:span><text:span text:style-name="T1">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custom-shape draw:style-name="gr4" draw:text-style-name="P6" draw:layer="layout" svg:width="79.875cm" svg:height="37.25cm" svg:x="2.875cm" svg:y="9.4cm">
          <text:p text:style-name="P5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1.125cm" svg:height="5cm" svg:x="34.438cm" svg:y="4.15cm">
          <text:p text:style-name="P7"><text:span text:style-name="T4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9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0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1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2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0" draw:text-style-name="P2" draw:layer="layout" draw:type="line" svg:x1="41.834cm" svg:y1="16.9cm" svg:x2="36.834cm" svg:y2="22.067cm" svg:d="M41834 16900l-5000 5167" svg:viewBox="0 0 5001 5168">
            <text:p/>
          </draw:connector>
          <draw:connector draw:style-name="gr10" draw:text-style-name="P2" draw:layer="layout" draw:type="line" svg:x1="41.834cm" svg:y1="16.9cm" svg:x2="45.001cm" svg:y2="22.067cm" svg:d="M41834 16900l3167 5167" svg:viewBox="0 0 3168 5168">
            <text:p/>
          </draw:connector>
          <draw:connector draw:style-name="gr10" draw:text-style-name="P2" draw:layer="layout" draw:type="line" svg:x1="41.834cm" svg:y1="16.9cm" svg:x2="53.167cm" svg:y2="22.067cm" svg:d="M41834 16900l11333 5167" svg:viewBox="0 0 11334 5168">
            <text:p/>
          </draw:connector>
          <draw:connector draw:style-name="gr10" draw:text-style-name="P2" draw:layer="layout" draw:type="line" svg:x1="49.209cm" svg:y1="16.9cm" svg:x2="36.834cm" svg:y2="22.067cm" svg:d="M49209 16900l-12375 5167" svg:viewBox="0 0 12376 5168">
            <text:p/>
          </draw:connector>
          <draw:connector draw:style-name="gr10" draw:text-style-name="P2" draw:layer="layout" draw:type="line" svg:x1="49.209cm" svg:y1="16.9cm" svg:x2="45.001cm" svg:y2="22.067cm" svg:d="M49209 16900l-4208 5167" svg:viewBox="0 0 4209 5168">
            <text:p/>
          </draw:connector>
          <draw:connector draw:style-name="gr10" draw:text-style-name="P2" draw:layer="layout" draw:type="line" svg:x1="49.209cm" svg:y1="16.9cm" svg:x2="53.167cm" svg:y2="22.067cm" svg:d="M49209 16900l3958 5167" svg:viewBox="0 0 3959 5168">
            <text:p/>
          </draw:connector>
          <draw:connector draw:style-name="gr10" draw:text-style-name="P2" draw:layer="layout" draw:type="line" svg:x1="36.834cm" svg:y1="26.317cm" svg:x2="36.834cm" svg:y2="31.733cm" svg:d="M36834 26317v5416" svg:viewBox="0 0 1 5417">
            <text:p/>
          </draw:connector>
          <draw:connector draw:style-name="gr10" draw:text-style-name="P2" draw:layer="layout" draw:type="line" svg:x1="36.834cm" svg:y1="26.317cm" svg:x2="45.001cm" svg:y2="31.733cm" svg:d="M36834 26317l8167 5416" svg:viewBox="0 0 8168 5417">
            <text:p/>
          </draw:connector>
          <draw:connector draw:style-name="gr10" draw:text-style-name="P2" draw:layer="layout" draw:type="line" svg:x1="36.834cm" svg:y1="26.317cm" svg:x2="53.167cm" svg:y2="31.733cm" svg:d="M36834 26317l16333 5416" svg:viewBox="0 0 16334 5417">
            <text:p/>
          </draw:connector>
          <draw:connector draw:style-name="gr10" draw:text-style-name="P2" draw:layer="layout" draw:type="line" svg:x1="45.001cm" svg:y1="26.317cm" svg:x2="36.834cm" svg:y2="31.733cm" svg:d="M45001 26317l-8167 5416" svg:viewBox="0 0 8168 5417">
            <text:p/>
          </draw:connector>
          <draw:connector draw:style-name="gr10" draw:text-style-name="P2" draw:layer="layout" draw:type="line" svg:x1="45.001cm" svg:y1="26.317cm" svg:x2="45.001cm" svg:y2="31.733cm" svg:d="M45001 26317v5416" svg:viewBox="0 0 1 5417">
            <text:p/>
          </draw:connector>
          <draw:connector draw:style-name="gr10" draw:text-style-name="P2" draw:layer="layout" draw:type="line" svg:x1="45.001cm" svg:y1="26.317cm" svg:x2="53.167cm" svg:y2="31.733cm" svg:d="M45001 26317l8166 5416" svg:viewBox="0 0 8167 5417">
            <text:p/>
          </draw:connector>
          <draw:connector draw:style-name="gr10" draw:text-style-name="P2" draw:layer="layout" draw:type="line" svg:x1="53.167cm" svg:y1="26.317cm" svg:x2="36.834cm" svg:y2="31.733cm" svg:d="M53167 26317l-16333 5416" svg:viewBox="0 0 16334 5417">
            <text:p/>
          </draw:connector>
          <draw:connector draw:style-name="gr10" draw:text-style-name="P2" draw:layer="layout" draw:type="line" svg:x1="53.167cm" svg:y1="26.317cm" svg:x2="45.001cm" svg:y2="31.733cm" svg:d="M53167 26317l-8166 5416" svg:viewBox="0 0 8167 5417">
            <text:p/>
          </draw:connector>
          <draw:connector draw:style-name="gr10" draw:text-style-name="P2" draw:layer="layout" draw:type="line" svg:x1="53.167cm" svg:y1="26.317cm" svg:x2="53.167cm" svg:y2="31.733cm" svg:d="M53167 26317v5416" svg:viewBox="0 0 1 5417">
            <text:p/>
          </draw:connector>
          <draw:connector draw:style-name="gr10" draw:text-style-name="P2" draw:layer="layout" draw:type="line" svg:x1="36.834cm" svg:y1="35.983cm" svg:x2="41.834cm" svg:y2="41.15cm" svg:d="M36834 35983l5000 5167" svg:viewBox="0 0 5001 5168">
            <text:p/>
          </draw:connector>
          <draw:connector draw:style-name="gr10" draw:text-style-name="P2" draw:layer="layout" draw:type="line" svg:x1="36.834cm" svg:y1="35.983cm" svg:x2="49.209cm" svg:y2="41.15cm" svg:d="M36834 35983l12375 5167" svg:viewBox="0 0 12376 5168">
            <text:p/>
          </draw:connector>
          <draw:connector draw:style-name="gr10" draw:text-style-name="P2" draw:layer="layout" draw:type="line" svg:x1="45.001cm" svg:y1="35.983cm" svg:x2="41.834cm" svg:y2="41.15cm" svg:d="M45001 35983l-3167 5167" svg:viewBox="0 0 3168 5168">
            <text:p/>
          </draw:connector>
          <draw:connector draw:style-name="gr10" draw:text-style-name="P2" draw:layer="layout" draw:type="line" svg:x1="45.001cm" svg:y1="35.983cm" svg:x2="49.209cm" svg:y2="41.15cm" svg:d="M45001 35983l4208 5167" svg:viewBox="0 0 4209 5168">
            <text:p/>
          </draw:connector>
          <draw:connector draw:style-name="gr10" draw:text-style-name="P2" draw:layer="layout" draw:type="line" svg:x1="53.167cm" svg:y1="35.983cm" svg:x2="41.834cm" svg:y2="41.15cm" svg:d="M53167 35983l-11333 5167" svg:viewBox="0 0 11334 5168">
            <text:p/>
          </draw:connector>
          <draw:connector draw:style-name="gr10" draw:text-style-name="P2" draw:layer="layout" draw:type="line" svg:x1="53.167cm" svg:y1="35.983cm" svg:x2="49.209cm" svg:y2="41.15cm" svg:d="M53167 35983l-3958 5167" svg:viewBox="0 0 3959 5168">
            <text:p/>
          </draw:connector>
        </draw:g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4" draw:style-name="dp1" draw:master-page-name="Default">
        <draw:g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custom-shape draw:style-name="gr4" draw:text-style-name="P6" draw:layer="layout" svg:width="79.875cm" svg:height="37.25cm" svg:x="2.875cm" svg:y="9.4cm">
          <text:p text:style-name="P5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1.125cm" svg:height="5cm" svg:x="34.438cm" svg:y="4.15cm">
          <text:p text:style-name="P7"><text:span text:style-name="T4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9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0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1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2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0" draw:text-style-name="P2" draw:layer="layout" draw:type="line" svg:x1="41.834cm" svg:y1="16.9cm" svg:x2="36.834cm" svg:y2="22.067cm" svg:d="M41834 16900l-5000 5167" svg:viewBox="0 0 5001 5168">
            <text:p/>
          </draw:connector>
          <draw:connector draw:style-name="gr10" draw:text-style-name="P2" draw:layer="layout" draw:type="line" svg:x1="41.834cm" svg:y1="16.9cm" svg:x2="45.001cm" svg:y2="22.067cm" svg:d="M41834 16900l3167 5167" svg:viewBox="0 0 3168 5168">
            <text:p/>
          </draw:connector>
          <draw:connector draw:style-name="gr10" draw:text-style-name="P2" draw:layer="layout" draw:type="line" svg:x1="41.834cm" svg:y1="16.9cm" svg:x2="53.167cm" svg:y2="22.067cm" svg:d="M41834 16900l11333 5167" svg:viewBox="0 0 11334 5168">
            <text:p/>
          </draw:connector>
          <draw:connector draw:style-name="gr10" draw:text-style-name="P2" draw:layer="layout" draw:type="line" svg:x1="49.209cm" svg:y1="16.9cm" svg:x2="36.834cm" svg:y2="22.067cm" svg:d="M49209 16900l-12375 5167" svg:viewBox="0 0 12376 5168">
            <text:p/>
          </draw:connector>
          <draw:connector draw:style-name="gr10" draw:text-style-name="P2" draw:layer="layout" draw:type="line" svg:x1="49.209cm" svg:y1="16.9cm" svg:x2="45.001cm" svg:y2="22.067cm" svg:d="M49209 16900l-4208 5167" svg:viewBox="0 0 4209 5168">
            <text:p/>
          </draw:connector>
          <draw:connector draw:style-name="gr10" draw:text-style-name="P2" draw:layer="layout" draw:type="line" svg:x1="49.209cm" svg:y1="16.9cm" svg:x2="53.167cm" svg:y2="22.067cm" svg:d="M49209 16900l3958 5167" svg:viewBox="0 0 3959 5168">
            <text:p/>
          </draw:connector>
          <draw:connector draw:style-name="gr10" draw:text-style-name="P2" draw:layer="layout" draw:type="line" svg:x1="36.834cm" svg:y1="26.317cm" svg:x2="36.834cm" svg:y2="31.733cm" svg:d="M36834 26317v5416" svg:viewBox="0 0 1 5417">
            <text:p/>
          </draw:connector>
          <draw:connector draw:style-name="gr10" draw:text-style-name="P2" draw:layer="layout" draw:type="line" svg:x1="36.834cm" svg:y1="26.317cm" svg:x2="45.001cm" svg:y2="31.733cm" svg:d="M36834 26317l8167 5416" svg:viewBox="0 0 8168 5417">
            <text:p/>
          </draw:connector>
          <draw:connector draw:style-name="gr10" draw:text-style-name="P2" draw:layer="layout" draw:type="line" svg:x1="36.834cm" svg:y1="26.317cm" svg:x2="53.167cm" svg:y2="31.733cm" svg:d="M36834 26317l16333 5416" svg:viewBox="0 0 16334 5417">
            <text:p/>
          </draw:connector>
          <draw:connector draw:style-name="gr10" draw:text-style-name="P2" draw:layer="layout" draw:type="line" svg:x1="45.001cm" svg:y1="26.317cm" svg:x2="36.834cm" svg:y2="31.733cm" svg:d="M45001 26317l-8167 5416" svg:viewBox="0 0 8168 5417">
            <text:p/>
          </draw:connector>
          <draw:connector draw:style-name="gr10" draw:text-style-name="P2" draw:layer="layout" draw:type="line" svg:x1="45.001cm" svg:y1="26.317cm" svg:x2="45.001cm" svg:y2="31.733cm" svg:d="M45001 26317v5416" svg:viewBox="0 0 1 5417">
            <text:p/>
          </draw:connector>
          <draw:connector draw:style-name="gr10" draw:text-style-name="P2" draw:layer="layout" draw:type="line" svg:x1="45.001cm" svg:y1="26.317cm" svg:x2="53.167cm" svg:y2="31.733cm" svg:d="M45001 26317l8166 5416" svg:viewBox="0 0 8167 5417">
            <text:p/>
          </draw:connector>
          <draw:connector draw:style-name="gr10" draw:text-style-name="P2" draw:layer="layout" draw:type="line" svg:x1="53.167cm" svg:y1="26.317cm" svg:x2="36.834cm" svg:y2="31.733cm" svg:d="M53167 26317l-16333 5416" svg:viewBox="0 0 16334 5417">
            <text:p/>
          </draw:connector>
          <draw:connector draw:style-name="gr10" draw:text-style-name="P2" draw:layer="layout" draw:type="line" svg:x1="53.167cm" svg:y1="26.317cm" svg:x2="45.001cm" svg:y2="31.733cm" svg:d="M53167 26317l-8166 5416" svg:viewBox="0 0 8167 5417">
            <text:p/>
          </draw:connector>
          <draw:connector draw:style-name="gr10" draw:text-style-name="P2" draw:layer="layout" draw:type="line" svg:x1="53.167cm" svg:y1="26.317cm" svg:x2="53.167cm" svg:y2="31.733cm" svg:d="M53167 26317v5416" svg:viewBox="0 0 1 5417">
            <text:p/>
          </draw:connector>
          <draw:connector draw:style-name="gr10" draw:text-style-name="P2" draw:layer="layout" draw:type="line" svg:x1="36.834cm" svg:y1="35.983cm" svg:x2="41.834cm" svg:y2="41.15cm" svg:d="M36834 35983l5000 5167" svg:viewBox="0 0 5001 5168">
            <text:p/>
          </draw:connector>
          <draw:connector draw:style-name="gr10" draw:text-style-name="P2" draw:layer="layout" draw:type="line" svg:x1="36.834cm" svg:y1="35.983cm" svg:x2="49.209cm" svg:y2="41.15cm" svg:d="M36834 35983l12375 5167" svg:viewBox="0 0 12376 5168">
            <text:p/>
          </draw:connector>
          <draw:connector draw:style-name="gr10" draw:text-style-name="P2" draw:layer="layout" draw:type="line" svg:x1="45.001cm" svg:y1="35.983cm" svg:x2="41.834cm" svg:y2="41.15cm" svg:d="M45001 35983l-3167 5167" svg:viewBox="0 0 3168 5168">
            <text:p/>
          </draw:connector>
          <draw:connector draw:style-name="gr10" draw:text-style-name="P2" draw:layer="layout" draw:type="line" svg:x1="45.001cm" svg:y1="35.983cm" svg:x2="49.209cm" svg:y2="41.15cm" svg:d="M45001 35983l4208 5167" svg:viewBox="0 0 4209 5168">
            <text:p/>
          </draw:connector>
          <draw:connector draw:style-name="gr10" draw:text-style-name="P2" draw:layer="layout" draw:type="line" svg:x1="53.167cm" svg:y1="35.983cm" svg:x2="41.834cm" svg:y2="41.15cm" svg:d="M53167 35983l-11333 5167" svg:viewBox="0 0 11334 5168">
            <text:p/>
          </draw:connector>
          <draw:connector draw:style-name="gr10" draw:text-style-name="P2" draw:layer="layout" draw:type="line" svg:x1="53.167cm" svg:y1="35.983cm" svg:x2="49.209cm" svg:y2="41.15cm" svg:d="M53167 35983l-3958 5167" svg:viewBox="0 0 3959 5168">
            <text:p/>
          </draw:connector>
        </draw:g>
        <draw:frame draw:style-name="standard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1">happy</text:span></text:p>
              </table:table-cell>
              <table:table-cell>
                <text:p text:style-name="P13"><text:span text:style-name="T1">boy</text:span></text:p>
              </table:table-cell>
              <table:table-cell>
                <text:list text:style-name="L2">
                  <text:list-header>
                    <text:p text:style-name="P13"><text:span text:style-name="T1">girl</text:span></text:p>
                  </text:list-header>
                </text:list>
              </table:table-cell>
              <table:table-cell>
                <text:p text:style-name="P13"><text:span text:style-name="T1">hobbit</text:span></text:p>
              </table:table-cell>
              <table:table-cell>
                <text:p text:style-name="P13"><text:span text:style-name="T1">...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">30%</text:span></text:p>
              </table:table-cell>
              <table:table-cell>
                <text:p text:style-name="P13"><text:span text:style-name="T1">25%</text:span></text:p>
              </table:table-cell>
              <table:table-cell>
                <text:p text:style-name="P13"><text:span text:style-name="T1">20%</text:span></text:p>
              </table:table-cell>
              <table:table-cell>
                <text:p text:style-name="P13"><text:span text:style-name="T1">15%</text:span></text:p>
              </table:table-cell>
              <table:table-cell>
                <text:p text:style-name="P13"><text:span text:style-name="T1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8" draw:layer="layout" svg:width="21.125cm" svg:height="5.25cm" svg:x="34.5cm" svg:y="47.25cm">
          <text:p text:style-name="P7"><text:span text:style-name="T4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5" draw:style-name="dp1" draw:master-page-name="Default">
        <draw:g xml:id="id2" draw:id="id2"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custom-shape draw:style-name="gr4" draw:text-style-name="P6" draw:layer="layout" svg:width="79.875cm" svg:height="37.25cm" svg:x="2.875cm" svg:y="9.4cm">
          <text:p text:style-name="P5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1.125cm" svg:height="5cm" svg:x="34.438cm" svg:y="4.15cm">
          <text:p text:style-name="P7"><text:span text:style-name="T4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9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0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1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2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0" draw:text-style-name="P2" draw:layer="layout" draw:type="line" svg:x1="41.834cm" svg:y1="16.9cm" svg:x2="36.834cm" svg:y2="22.067cm" svg:d="M41834 16900l-5000 5167" svg:viewBox="0 0 5001 5168">
            <text:p/>
          </draw:connector>
          <draw:connector draw:style-name="gr10" draw:text-style-name="P2" draw:layer="layout" draw:type="line" svg:x1="41.834cm" svg:y1="16.9cm" svg:x2="45.001cm" svg:y2="22.067cm" svg:d="M41834 16900l3167 5167" svg:viewBox="0 0 3168 5168">
            <text:p/>
          </draw:connector>
          <draw:connector draw:style-name="gr10" draw:text-style-name="P2" draw:layer="layout" draw:type="line" svg:x1="41.834cm" svg:y1="16.9cm" svg:x2="53.167cm" svg:y2="22.067cm" svg:d="M41834 16900l11333 5167" svg:viewBox="0 0 11334 5168">
            <text:p/>
          </draw:connector>
          <draw:connector draw:style-name="gr10" draw:text-style-name="P2" draw:layer="layout" draw:type="line" svg:x1="49.209cm" svg:y1="16.9cm" svg:x2="36.834cm" svg:y2="22.067cm" svg:d="M49209 16900l-12375 5167" svg:viewBox="0 0 12376 5168">
            <text:p/>
          </draw:connector>
          <draw:connector draw:style-name="gr10" draw:text-style-name="P2" draw:layer="layout" draw:type="line" svg:x1="49.209cm" svg:y1="16.9cm" svg:x2="45.001cm" svg:y2="22.067cm" svg:d="M49209 16900l-4208 5167" svg:viewBox="0 0 4209 5168">
            <text:p/>
          </draw:connector>
          <draw:connector draw:style-name="gr10" draw:text-style-name="P2" draw:layer="layout" draw:type="line" svg:x1="49.209cm" svg:y1="16.9cm" svg:x2="53.167cm" svg:y2="22.067cm" svg:d="M49209 16900l3958 5167" svg:viewBox="0 0 3959 5168">
            <text:p/>
          </draw:connector>
          <draw:connector draw:style-name="gr10" draw:text-style-name="P2" draw:layer="layout" draw:type="line" svg:x1="36.834cm" svg:y1="26.317cm" svg:x2="36.834cm" svg:y2="31.733cm" svg:d="M36834 26317v5416" svg:viewBox="0 0 1 5417">
            <text:p/>
          </draw:connector>
          <draw:connector draw:style-name="gr10" draw:text-style-name="P2" draw:layer="layout" draw:type="line" svg:x1="36.834cm" svg:y1="26.317cm" svg:x2="45.001cm" svg:y2="31.733cm" svg:d="M36834 26317l8167 5416" svg:viewBox="0 0 8168 5417">
            <text:p/>
          </draw:connector>
          <draw:connector draw:style-name="gr10" draw:text-style-name="P2" draw:layer="layout" draw:type="line" svg:x1="36.834cm" svg:y1="26.317cm" svg:x2="53.167cm" svg:y2="31.733cm" svg:d="M36834 26317l16333 5416" svg:viewBox="0 0 16334 5417">
            <text:p/>
          </draw:connector>
          <draw:connector draw:style-name="gr10" draw:text-style-name="P2" draw:layer="layout" draw:type="line" svg:x1="45.001cm" svg:y1="26.317cm" svg:x2="36.834cm" svg:y2="31.733cm" svg:d="M45001 26317l-8167 5416" svg:viewBox="0 0 8168 5417">
            <text:p/>
          </draw:connector>
          <draw:connector draw:style-name="gr10" draw:text-style-name="P2" draw:layer="layout" draw:type="line" svg:x1="45.001cm" svg:y1="26.317cm" svg:x2="45.001cm" svg:y2="31.733cm" svg:d="M45001 26317v5416" svg:viewBox="0 0 1 5417">
            <text:p/>
          </draw:connector>
          <draw:connector draw:style-name="gr10" draw:text-style-name="P2" draw:layer="layout" draw:type="line" svg:x1="45.001cm" svg:y1="26.317cm" svg:x2="53.167cm" svg:y2="31.733cm" svg:d="M45001 26317l8166 5416" svg:viewBox="0 0 8167 5417">
            <text:p/>
          </draw:connector>
          <draw:connector draw:style-name="gr10" draw:text-style-name="P2" draw:layer="layout" draw:type="line" svg:x1="53.167cm" svg:y1="26.317cm" svg:x2="36.834cm" svg:y2="31.733cm" svg:d="M53167 26317l-16333 5416" svg:viewBox="0 0 16334 5417">
            <text:p/>
          </draw:connector>
          <draw:connector draw:style-name="gr10" draw:text-style-name="P2" draw:layer="layout" draw:type="line" svg:x1="53.167cm" svg:y1="26.317cm" svg:x2="45.001cm" svg:y2="31.733cm" svg:d="M53167 26317l-8166 5416" svg:viewBox="0 0 8167 5417">
            <text:p/>
          </draw:connector>
          <draw:connector draw:style-name="gr10" draw:text-style-name="P2" draw:layer="layout" draw:type="line" svg:x1="53.167cm" svg:y1="26.317cm" svg:x2="53.167cm" svg:y2="31.733cm" svg:d="M53167 26317v5416" svg:viewBox="0 0 1 5417">
            <text:p/>
          </draw:connector>
          <draw:connector draw:style-name="gr10" draw:text-style-name="P2" draw:layer="layout" draw:type="line" svg:x1="36.834cm" svg:y1="35.983cm" svg:x2="41.834cm" svg:y2="41.15cm" svg:d="M36834 35983l5000 5167" svg:viewBox="0 0 5001 5168">
            <text:p/>
          </draw:connector>
          <draw:connector draw:style-name="gr10" draw:text-style-name="P2" draw:layer="layout" draw:type="line" svg:x1="36.834cm" svg:y1="35.983cm" svg:x2="49.209cm" svg:y2="41.15cm" svg:d="M36834 35983l12375 5167" svg:viewBox="0 0 12376 5168">
            <text:p/>
          </draw:connector>
          <draw:connector draw:style-name="gr10" draw:text-style-name="P2" draw:layer="layout" draw:type="line" svg:x1="45.001cm" svg:y1="35.983cm" svg:x2="41.834cm" svg:y2="41.15cm" svg:d="M45001 35983l-3167 5167" svg:viewBox="0 0 3168 5168">
            <text:p/>
          </draw:connector>
          <draw:connector draw:style-name="gr10" draw:text-style-name="P2" draw:layer="layout" draw:type="line" svg:x1="45.001cm" svg:y1="35.983cm" svg:x2="49.209cm" svg:y2="41.15cm" svg:d="M45001 35983l4208 5167" svg:viewBox="0 0 4209 5168">
            <text:p/>
          </draw:connector>
          <draw:connector draw:style-name="gr10" draw:text-style-name="P2" draw:layer="layout" draw:type="line" svg:x1="53.167cm" svg:y1="35.983cm" svg:x2="41.834cm" svg:y2="41.15cm" svg:d="M53167 35983l-11333 5167" svg:viewBox="0 0 11334 5168">
            <text:p/>
          </draw:connector>
          <draw:connector draw:style-name="gr10" draw:text-style-name="P2" draw:layer="layout" draw:type="line" svg:x1="53.167cm" svg:y1="35.983cm" svg:x2="49.209cm" svg:y2="41.15cm" svg:d="M53167 35983l-3958 5167" svg:viewBox="0 0 3959 5168">
            <text:p/>
          </draw:connector>
        </draw:g>
        <draw:frame draw:style-name="standard" xml:id="id3" draw:id="id3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1">happy</text:span></text:p>
              </table:table-cell>
              <table:table-cell>
                <text:p text:style-name="P13"><text:span text:style-name="T1">boy</text:span></text:p>
              </table:table-cell>
              <table:table-cell>
                <text:list text:style-name="L2">
                  <text:list-header>
                    <text:p text:style-name="P13"><text:span text:style-name="T1">girl</text:span></text:p>
                  </text:list-header>
                </text:list>
              </table:table-cell>
              <table:table-cell>
                <text:p text:style-name="P13"><text:span text:style-name="T1">hobbit</text:span></text:p>
              </table:table-cell>
              <table:table-cell>
                <text:p text:style-name="P13"><text:span text:style-name="T1">...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">30%</text:span></text:p>
              </table:table-cell>
              <table:table-cell>
                <text:p text:style-name="P13"><text:span text:style-name="T1">25%</text:span></text:p>
              </table:table-cell>
              <table:table-cell>
                <text:p text:style-name="P13"><text:span text:style-name="T1">20%</text:span></text:p>
              </table:table-cell>
              <table:table-cell>
                <text:p text:style-name="P13"><text:span text:style-name="T1">15%</text:span></text:p>
              </table:table-cell>
              <table:table-cell>
                <text:p text:style-name="P13"><text:span text:style-name="T1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8" draw:layer="layout" svg:width="21.125cm" svg:height="5.25cm" svg:x="34.5cm" svg:y="47.25cm">
          <text:p text:style-name="P7"><text:span text:style-name="T4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4" xml:id="id1" draw:id="id1" draw:layer="layout" svg:width="5.677cm" svg:height="3.369cm" svg:x="72.5cm" svg:y="54.289cm">
          <draw:text-box>
            <text:p text:style-name="P2"><text:span text:style-name="T5">boy</text:span></text:p>
          </draw:text-box>
        </draw:frame>
        <draw:connector draw:style-name="gr13" draw:text-style-name="P4" draw:layer="layout" draw:line-skew="8.573cm" svg:x1="78.177cm" svg:y1="55.973cm" svg:x2="63.25cm" svg:y2="2.75cm" draw:start-shape="id1" draw:start-glue-point="1" draw:end-shape="id2" draw:end-glue-point="1" svg:d="M78177 55973h9073v-53223h-24000" svg:viewBox="0 0 24001 53224">
          <text:p/>
        </draw:connector>
        <draw:connector draw:style-name="gr13" draw:text-style-name="P4" draw:layer="layout" svg:x1="66.893cm" svg:y1="55.973cm" svg:x2="72.5cm" svg:y2="55.973cm" draw:start-shape="id3" draw:start-glue-point="1" draw:end-shape="id1" svg:d="M66893 55973h5607" svg:viewBox="0 0 5608 1">
          <text:p/>
        </draw:connector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6" draw:style-name="dp1" draw:master-page-name="Default">
        <draw:g xml:id="id5" draw:id="id5"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custom-shape draw:style-name="gr4" draw:text-style-name="P6" draw:layer="layout" svg:width="79.875cm" svg:height="37.25cm" svg:x="2.875cm" svg:y="9.4cm">
          <text:p text:style-name="P5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1.125cm" svg:height="5cm" svg:x="34.438cm" svg:y="4.15cm">
          <text:p text:style-name="P7"><text:span text:style-name="T4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9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0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1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2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0" draw:text-style-name="P2" draw:layer="layout" draw:type="line" svg:x1="41.834cm" svg:y1="16.9cm" svg:x2="36.834cm" svg:y2="22.067cm" svg:d="M41834 16900l-5000 5167" svg:viewBox="0 0 5001 5168">
            <text:p/>
          </draw:connector>
          <draw:connector draw:style-name="gr10" draw:text-style-name="P2" draw:layer="layout" draw:type="line" svg:x1="41.834cm" svg:y1="16.9cm" svg:x2="45.001cm" svg:y2="22.067cm" svg:d="M41834 16900l3167 5167" svg:viewBox="0 0 3168 5168">
            <text:p/>
          </draw:connector>
          <draw:connector draw:style-name="gr10" draw:text-style-name="P2" draw:layer="layout" draw:type="line" svg:x1="41.834cm" svg:y1="16.9cm" svg:x2="53.167cm" svg:y2="22.067cm" svg:d="M41834 16900l11333 5167" svg:viewBox="0 0 11334 5168">
            <text:p/>
          </draw:connector>
          <draw:connector draw:style-name="gr10" draw:text-style-name="P2" draw:layer="layout" draw:type="line" svg:x1="49.209cm" svg:y1="16.9cm" svg:x2="36.834cm" svg:y2="22.067cm" svg:d="M49209 16900l-12375 5167" svg:viewBox="0 0 12376 5168">
            <text:p/>
          </draw:connector>
          <draw:connector draw:style-name="gr10" draw:text-style-name="P2" draw:layer="layout" draw:type="line" svg:x1="49.209cm" svg:y1="16.9cm" svg:x2="45.001cm" svg:y2="22.067cm" svg:d="M49209 16900l-4208 5167" svg:viewBox="0 0 4209 5168">
            <text:p/>
          </draw:connector>
          <draw:connector draw:style-name="gr10" draw:text-style-name="P2" draw:layer="layout" draw:type="line" svg:x1="49.209cm" svg:y1="16.9cm" svg:x2="53.167cm" svg:y2="22.067cm" svg:d="M49209 16900l3958 5167" svg:viewBox="0 0 3959 5168">
            <text:p/>
          </draw:connector>
          <draw:connector draw:style-name="gr10" draw:text-style-name="P2" draw:layer="layout" draw:type="line" svg:x1="36.834cm" svg:y1="26.317cm" svg:x2="36.834cm" svg:y2="31.733cm" svg:d="M36834 26317v5416" svg:viewBox="0 0 1 5417">
            <text:p/>
          </draw:connector>
          <draw:connector draw:style-name="gr10" draw:text-style-name="P2" draw:layer="layout" draw:type="line" svg:x1="36.834cm" svg:y1="26.317cm" svg:x2="45.001cm" svg:y2="31.733cm" svg:d="M36834 26317l8167 5416" svg:viewBox="0 0 8168 5417">
            <text:p/>
          </draw:connector>
          <draw:connector draw:style-name="gr10" draw:text-style-name="P2" draw:layer="layout" draw:type="line" svg:x1="36.834cm" svg:y1="26.317cm" svg:x2="53.167cm" svg:y2="31.733cm" svg:d="M36834 26317l16333 5416" svg:viewBox="0 0 16334 5417">
            <text:p/>
          </draw:connector>
          <draw:connector draw:style-name="gr10" draw:text-style-name="P2" draw:layer="layout" draw:type="line" svg:x1="45.001cm" svg:y1="26.317cm" svg:x2="36.834cm" svg:y2="31.733cm" svg:d="M45001 26317l-8167 5416" svg:viewBox="0 0 8168 5417">
            <text:p/>
          </draw:connector>
          <draw:connector draw:style-name="gr10" draw:text-style-name="P2" draw:layer="layout" draw:type="line" svg:x1="45.001cm" svg:y1="26.317cm" svg:x2="45.001cm" svg:y2="31.733cm" svg:d="M45001 26317v5416" svg:viewBox="0 0 1 5417">
            <text:p/>
          </draw:connector>
          <draw:connector draw:style-name="gr10" draw:text-style-name="P2" draw:layer="layout" draw:type="line" svg:x1="45.001cm" svg:y1="26.317cm" svg:x2="53.167cm" svg:y2="31.733cm" svg:d="M45001 26317l8166 5416" svg:viewBox="0 0 8167 5417">
            <text:p/>
          </draw:connector>
          <draw:connector draw:style-name="gr10" draw:text-style-name="P2" draw:layer="layout" draw:type="line" svg:x1="53.167cm" svg:y1="26.317cm" svg:x2="36.834cm" svg:y2="31.733cm" svg:d="M53167 26317l-16333 5416" svg:viewBox="0 0 16334 5417">
            <text:p/>
          </draw:connector>
          <draw:connector draw:style-name="gr10" draw:text-style-name="P2" draw:layer="layout" draw:type="line" svg:x1="53.167cm" svg:y1="26.317cm" svg:x2="45.001cm" svg:y2="31.733cm" svg:d="M53167 26317l-8166 5416" svg:viewBox="0 0 8167 5417">
            <text:p/>
          </draw:connector>
          <draw:connector draw:style-name="gr10" draw:text-style-name="P2" draw:layer="layout" draw:type="line" svg:x1="53.167cm" svg:y1="26.317cm" svg:x2="53.167cm" svg:y2="31.733cm" svg:d="M53167 26317v5416" svg:viewBox="0 0 1 5417">
            <text:p/>
          </draw:connector>
          <draw:connector draw:style-name="gr10" draw:text-style-name="P2" draw:layer="layout" draw:type="line" svg:x1="36.834cm" svg:y1="35.983cm" svg:x2="41.834cm" svg:y2="41.15cm" svg:d="M36834 35983l5000 5167" svg:viewBox="0 0 5001 5168">
            <text:p/>
          </draw:connector>
          <draw:connector draw:style-name="gr10" draw:text-style-name="P2" draw:layer="layout" draw:type="line" svg:x1="36.834cm" svg:y1="35.983cm" svg:x2="49.209cm" svg:y2="41.15cm" svg:d="M36834 35983l12375 5167" svg:viewBox="0 0 12376 5168">
            <text:p/>
          </draw:connector>
          <draw:connector draw:style-name="gr10" draw:text-style-name="P2" draw:layer="layout" draw:type="line" svg:x1="45.001cm" svg:y1="35.983cm" svg:x2="41.834cm" svg:y2="41.15cm" svg:d="M45001 35983l-3167 5167" svg:viewBox="0 0 3168 5168">
            <text:p/>
          </draw:connector>
          <draw:connector draw:style-name="gr10" draw:text-style-name="P2" draw:layer="layout" draw:type="line" svg:x1="45.001cm" svg:y1="35.983cm" svg:x2="49.209cm" svg:y2="41.15cm" svg:d="M45001 35983l4208 5167" svg:viewBox="0 0 4209 5168">
            <text:p/>
          </draw:connector>
          <draw:connector draw:style-name="gr10" draw:text-style-name="P2" draw:layer="layout" draw:type="line" svg:x1="53.167cm" svg:y1="35.983cm" svg:x2="41.834cm" svg:y2="41.15cm" svg:d="M53167 35983l-11333 5167" svg:viewBox="0 0 11334 5168">
            <text:p/>
          </draw:connector>
          <draw:connector draw:style-name="gr10" draw:text-style-name="P2" draw:layer="layout" draw:type="line" svg:x1="53.167cm" svg:y1="35.983cm" svg:x2="49.209cm" svg:y2="41.15cm" svg:d="M53167 35983l-3958 5167" svg:viewBox="0 0 3959 5168">
            <text:p/>
          </draw:connector>
        </draw:g>
        <draw:custom-shape draw:style-name="gr14" draw:text-style-name="P2" draw:layer="layout" svg:width="23.75cm" svg:height="30.5cm" svg:x="6cm" svg:y="12.65cm">
          <text:p/>
          <draw:enhanced-geometry svg:viewBox="0 0 21600 21600" draw:mirror-horizontal="true" draw:type="line-callout-1" draw:modifiers="-5864.94884425919 8032.81203894954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frame draw:style-name="standard" draw:layer="layout" svg:width="13.437cm" svg:height="1.999cm" svg:x="14.3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2"><text:span text:style-name="T6">-1.4</text:span></text:p>
                </table:table-cell>
                <table:table-cell table:style-name="ce4">
                  <text:p text:style-name="P15"><text:span text:style-name="T6">1.8</text:span></text:p>
                </table:table-cell>
         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4.698cm" svg:height="1.998cm" svg:x="18.682cm" svg:y="34.5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2"><text:span text:style-name="T6">0.5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g>
            <draw:frame draw:style-name="standard" draw:layer="layout" svg:width="13.488cm" svg:height="1.998cm" svg:x="14.2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6">
                  <table:table-cell>
                    <text:p text:style-name="P2"><text:span text:style-name="T6">1.8</text:span></text:p>
                  </table:table-cell>
                  <table:table-cell>
                    <text:p text:style-name="P15"><text:span text:style-name="T6">1.6</text:span></text:p>
                  </table:table-cell>
                  <table:table-cell>
                    <text:p text:style-name="P15"><text:span text:style-name="T6">-0.3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15" draw:text-style-name="P16" draw:layer="layout" svg:width="5.5cm" svg:height="1.91cm" svg:x="7.251cm" svg:y="17.579cm">
              <draw:text-box>
                <text:p><text:span text:style-name="T7">Inputs:</text:span></text:p>
              </draw:text-box>
            </draw:frame>
          </draw:g>
          <draw:g>
            <draw:frame draw:style-name="standard" draw:layer="layout" svg:width="13.488cm" svg:height="1.998cm" svg:x="14.2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3">
                  <table:table-cell>
                    <text:p text:style-name="P2"><text:span text:style-name="T6">-0.8</text:span></text:p>
                  </table:table-cell>
                  <table:table-cell>
                    <text:p text:style-name="P15"><text:span text:style-name="T6">1.1</text:span></text:p>
                  </table:table-cell>
                  <table:table-cell>
                    <text:p text:style-name="P15"><text:span text:style-name="T6">-0.2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15" draw:text-style-name="P16" draw:layer="layout" svg:width="7cm" svg:height="1.91cm" svg:x="7.251cm" svg:y="22.246cm">
              <draw:text-box>
                <text:p><text:span text:style-name="T7">Weights:</text:span></text:p>
              </draw:text-box>
            </draw:frame>
          </draw:g>
          <draw:g>
            <draw:frame draw:style-name="gr16" draw:text-style-name="P17" draw:layer="layout" svg:width="1.674cm" svg:height="2.334cm" svg:x="15.649cm" svg:y="19.566cm">
              <draw:text-box>
                <text:p text:style-name="P2"><text:span text:style-name="T8">×</text:span></text:p>
              </draw:text-box>
            </draw:frame>
            <draw:frame draw:style-name="gr16" draw:text-style-name="P17" draw:layer="layout" svg:width="1.674cm" svg:height="2.334cm" svg:x="20.194cm" svg:y="19.566cm">
              <draw:text-box>
                <text:p text:style-name="P2"><text:span text:style-name="T8">×</text:span></text:p>
              </draw:text-box>
            </draw:frame>
            <draw:frame draw:style-name="gr16" draw:text-style-name="P17" draw:layer="layout" svg:width="1.676cm" svg:height="2.334cm" svg:x="24.738cm" svg:y="19.566cm">
              <draw:text-box>
                <text:p text:style-name="P2"><text:span text:style-name="T8">×</text:span></text:p>
              </draw:text-box>
            </draw:frame>
          </draw:g>
          <draw:g>
            <draw:frame draw:style-name="gr16" draw:text-style-name="P17" draw:layer="layout" svg:width="1.674cm" svg:height="2.334cm" svg:x="15.649cm" svg:y="24.216cm">
              <draw:text-box>
                <text:p text:style-name="P2"><text:span text:style-name="T8">=</text:span></text:p>
              </draw:text-box>
            </draw:frame>
            <draw:frame draw:style-name="gr16" draw:text-style-name="P17" draw:layer="layout" svg:width="1.674cm" svg:height="2.334cm" svg:x="20.194cm" svg:y="24.216cm">
              <draw:text-box>
                <text:p text:style-name="P2"><text:span text:style-name="T8">=</text:span></text:p>
              </draw:text-box>
            </draw:frame>
            <draw:frame draw:style-name="gr16" draw:text-style-name="P17" draw:layer="layout" svg:width="1.676cm" svg:height="2.334cm" svg:x="24.738cm" svg:y="24.216cm">
              <draw:text-box>
                <text:p text:style-name="P2"><text:span text:style-name="T8">=</text:span></text:p>
              </draw:text-box>
            </draw:frame>
          </draw:g>
          <draw:frame draw:style-name="gr17" draw:text-style-name="P18" draw:layer="layout" svg:width="11.824cm" svg:height="1.713cm" svg:x="15.119cm" svg:y="31.187cm">
            <draw:text-box>
              <text:p text:style-name="P2"><text:span text:style-name="T9">sum &amp; transform</text:span></text:p>
            </draw:text-box>
          </draw:frame>
          <draw:line draw:style-name="gr18" draw:text-style-name="P4" draw:layer="layout" svg:x1="16.656cm" svg:y1="28.65cm" svg:x2="19.406cm" svg:y2="30.9cm">
            <text:p/>
          </draw:line>
          <draw:line draw:style-name="gr18" draw:text-style-name="P4" draw:layer="layout" svg:x1="25.306cm" svg:y1="28.65cm" svg:x2="22.756cm" svg:y2="30.9cm">
            <text:p/>
          </draw:line>
          <draw:line draw:style-name="gr18" draw:text-style-name="P4" draw:layer="layout" svg:x1="21.031cm" svg:y1="28.65cm" svg:x2="21.031cm" svg:y2="30.9cm">
            <text:p/>
          </draw:line>
          <draw:line draw:style-name="gr18" draw:text-style-name="P4" draw:layer="layout" svg:x1="21.031cm" svg:y1="32.85cm" svg:x2="21.031cm" svg:y2="34.1cm">
            <text:p/>
          </draw:line>
          <draw:frame draw:style-name="gr15" draw:text-style-name="P16" draw:layer="layout" svg:width="6cm" svg:height="1.91cm" svg:x="7.251cm" svg:y="34.74cm">
            <draw:text-box>
              <text:p><text:span text:style-name="T7">Output:</text:span></text:p>
            </draw:text-box>
          </draw:frame>
        </draw:g>
        <draw:frame draw:style-name="standard" xml:id="id6" draw:id="id6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1">happy</text:span></text:p>
              </table:table-cell>
              <table:table-cell>
                <text:p text:style-name="P13"><text:span text:style-name="T1">boy</text:span></text:p>
              </table:table-cell>
              <table:table-cell>
                <text:list text:style-name="L2">
                  <text:list-header>
                    <text:p text:style-name="P13"><text:span text:style-name="T1">girl</text:span></text:p>
                  </text:list-header>
                </text:list>
              </table:table-cell>
              <table:table-cell>
                <text:p text:style-name="P13"><text:span text:style-name="T1">hobbit</text:span></text:p>
              </table:table-cell>
              <table:table-cell>
                <text:p text:style-name="P13"><text:span text:style-name="T1">...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">30%</text:span></text:p>
              </table:table-cell>
              <table:table-cell>
                <text:p text:style-name="P13"><text:span text:style-name="T1">25%</text:span></text:p>
              </table:table-cell>
              <table:table-cell>
                <text:p text:style-name="P13"><text:span text:style-name="T1">20%</text:span></text:p>
              </table:table-cell>
              <table:table-cell>
                <text:p text:style-name="P13"><text:span text:style-name="T1">15%</text:span></text:p>
              </table:table-cell>
              <table:table-cell>
                <text:p text:style-name="P13"><text:span text:style-name="T1">..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text-style-name="P3" draw:layer="layout" svg:width="19.5cm" svg:height="3.803cm" svg:x="7.75cm" svg:y="38.347cm">
          <draw:text-box>
            <text:p text:style-name="P2"><text:span text:style-name="T2">It’s just primary</text:span><text:span text:style-name="T2"><text:line-break/></text:span><text:span text:style-name="T2">school maths!</text:span></text:p>
          </draw:text-box>
        </draw:frame>
        <draw:frame draw:style-name="gr2" draw:text-style-name="P3" draw:layer="layout" svg:width="19.5cm" svg:height="2.25cm" svg:x="7.75cm" svg:y="13.35cm">
          <draw:text-box>
            <text:p text:style-name="P2"><text:span text:style-name="T2">Inside each neuron:</text:span></text:p>
          </draw:text-box>
        </draw:frame>
        <draw:custom-shape draw:style-name="gr11" draw:text-style-name="P8" draw:layer="layout" svg:width="21.125cm" svg:height="5.25cm" svg:x="34.5cm" svg:y="47.25cm">
          <text:p text:style-name="P7"><text:span text:style-name="T4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4" xml:id="id4" draw:id="id4" draw:layer="layout" svg:width="5.677cm" svg:height="3.369cm" svg:x="72.5cm" svg:y="54.289cm">
          <draw:text-box>
            <text:p text:style-name="P2"><text:span text:style-name="T5">boy</text:span></text:p>
          </draw:text-box>
        </draw:frame>
        <draw:connector draw:style-name="gr13" draw:text-style-name="P4" draw:layer="layout" draw:line-skew="8.573cm" svg:x1="78.177cm" svg:y1="55.973cm" svg:x2="63.25cm" svg:y2="2.75cm" draw:start-shape="id4" draw:start-glue-point="1" draw:end-shape="id5" draw:end-glue-point="1" svg:d="M78177 55973h9073v-53223h-24000" svg:viewBox="0 0 24001 53224">
          <text:p/>
        </draw:connector>
        <draw:connector draw:style-name="gr13" draw:text-style-name="P4" draw:layer="layout" svg:x1="66.893cm" svg:y1="55.973cm" svg:x2="72.5cm" svg:y2="55.973cm" draw:start-shape="id6" draw:start-glue-point="1" draw:end-shape="id4" svg:d="M66893 55973h5607" svg:viewBox="0 0 5608 1">
          <text:p/>
        </draw:connector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  <draw:page draw:name="page7" draw:style-name="dp1" draw:master-page-name="Default">
        <draw:g xml:id="id8" draw:id="id8">
          <draw:frame draw:style-name="gr1" draw:text-style-name="P1" draw:layer="layout" svg:width="36.5cm" svg:height="3cm" svg:x="26.75cm" svg:y="1.25cm">
            <draw:text-box>
              <text:p><text:span text:style-name="T1">Once upon a time there lived a ...</text:span></text:p>
            </draw:text-box>
          </draw:frame>
          <draw:line draw:style-name="gr3" draw:text-style-name="P4" draw:layer="layout" svg:x1="26.75cm" svg:y1="1.25cm" svg:x2="26.75cm" svg:y2="3.703cm">
            <text:p/>
          </draw:line>
          <draw:line draw:style-name="gr3" draw:text-style-name="P4" draw:layer="layout" svg:x1="31.732cm" svg:y1="1.25cm" svg:x2="31.732cm" svg:y2="3.703cm">
            <text:p/>
          </draw:line>
          <draw:line draw:style-name="gr3" draw:text-style-name="P4" draw:layer="layout" svg:x1="37.034cm" svg:y1="1.25cm" svg:x2="37.034cm" svg:y2="3.703cm">
            <text:p/>
          </draw:line>
          <draw:line draw:style-name="gr3" draw:text-style-name="P4" draw:layer="layout" svg:x1="39.27cm" svg:y1="1.25cm" svg:x2="39.27cm" svg:y2="3.703cm">
            <text:p/>
          </draw:line>
          <draw:line draw:style-name="gr3" draw:text-style-name="P4" draw:layer="layout" svg:x1="44.522cm" svg:y1="1.25cm" svg:x2="44.522cm" svg:y2="3.703cm">
            <text:p/>
          </draw:line>
          <draw:line draw:style-name="gr3" draw:text-style-name="P4" draw:layer="layout" svg:x1="50.885cm" svg:y1="1.25cm" svg:x2="50.885cm" svg:y2="3.703cm">
            <text:p/>
          </draw:line>
          <draw:line draw:style-name="gr3" draw:text-style-name="P4" draw:layer="layout" svg:x1="57.105cm" svg:y1="1.25cm" svg:x2="57.105cm" svg:y2="3.703cm">
            <text:p/>
          </draw:line>
          <draw:line draw:style-name="gr3" draw:text-style-name="P4" draw:layer="layout" svg:x1="59.273cm" svg:y1="1.25cm" svg:x2="59.273cm" svg:y2="3.703cm">
            <text:p/>
          </draw:line>
        </draw:g>
        <draw:custom-shape draw:style-name="gr4" draw:text-style-name="P6" draw:layer="layout" svg:width="79.875cm" svg:height="37.25cm" svg:x="2.875cm" svg:y="9.4cm">
          <text:p text:style-name="P5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1.125cm" svg:height="5cm" svg:x="34.438cm" svg:y="4.15cm">
          <text:p text:style-name="P7"><text:span text:style-name="T4">Tokens as number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9" draw:layer="layout" svg:width="4.5cm" svg:height="4.25cm" svg:x="39.584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4.5cm" svg:height="4.25cm" svg:x="46.959cm" svg:y="12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10" draw:layer="layout" svg:width="4.5cm" svg:height="4.25cm" svg:x="34.584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42.751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0" draw:layer="layout" svg:width="4.5cm" svg:height="4.25cm" svg:x="50.917cm" svg:y="22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11" draw:layer="layout" svg:width="4.5cm" svg:height="4.25cm" svg:x="34.584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42.751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4.5cm" svg:height="4.25cm" svg:x="50.917cm" svg:y="31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2" draw:layer="layout" svg:width="4.5cm" svg:height="4.25cm" svg:x="39.584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4.5cm" svg:height="4.25cm" svg:x="46.959cm" svg:y="41.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0" draw:text-style-name="P2" draw:layer="layout" draw:type="line" svg:x1="41.834cm" svg:y1="16.9cm" svg:x2="36.834cm" svg:y2="22.067cm" svg:d="M41834 16900l-5000 5167" svg:viewBox="0 0 5001 5168">
            <text:p/>
          </draw:connector>
          <draw:connector draw:style-name="gr10" draw:text-style-name="P2" draw:layer="layout" draw:type="line" svg:x1="41.834cm" svg:y1="16.9cm" svg:x2="45.001cm" svg:y2="22.067cm" svg:d="M41834 16900l3167 5167" svg:viewBox="0 0 3168 5168">
            <text:p/>
          </draw:connector>
          <draw:connector draw:style-name="gr10" draw:text-style-name="P2" draw:layer="layout" draw:type="line" svg:x1="41.834cm" svg:y1="16.9cm" svg:x2="53.167cm" svg:y2="22.067cm" svg:d="M41834 16900l11333 5167" svg:viewBox="0 0 11334 5168">
            <text:p/>
          </draw:connector>
          <draw:connector draw:style-name="gr10" draw:text-style-name="P2" draw:layer="layout" draw:type="line" svg:x1="49.209cm" svg:y1="16.9cm" svg:x2="36.834cm" svg:y2="22.067cm" svg:d="M49209 16900l-12375 5167" svg:viewBox="0 0 12376 5168">
            <text:p/>
          </draw:connector>
          <draw:connector draw:style-name="gr10" draw:text-style-name="P2" draw:layer="layout" draw:type="line" svg:x1="49.209cm" svg:y1="16.9cm" svg:x2="45.001cm" svg:y2="22.067cm" svg:d="M49209 16900l-4208 5167" svg:viewBox="0 0 4209 5168">
            <text:p/>
          </draw:connector>
          <draw:connector draw:style-name="gr10" draw:text-style-name="P2" draw:layer="layout" draw:type="line" svg:x1="49.209cm" svg:y1="16.9cm" svg:x2="53.167cm" svg:y2="22.067cm" svg:d="M49209 16900l3958 5167" svg:viewBox="0 0 3959 5168">
            <text:p/>
          </draw:connector>
          <draw:connector draw:style-name="gr10" draw:text-style-name="P2" draw:layer="layout" draw:type="line" svg:x1="36.834cm" svg:y1="26.317cm" svg:x2="36.834cm" svg:y2="31.733cm" svg:d="M36834 26317v5416" svg:viewBox="0 0 1 5417">
            <text:p/>
          </draw:connector>
          <draw:connector draw:style-name="gr10" draw:text-style-name="P2" draw:layer="layout" draw:type="line" svg:x1="36.834cm" svg:y1="26.317cm" svg:x2="45.001cm" svg:y2="31.733cm" svg:d="M36834 26317l8167 5416" svg:viewBox="0 0 8168 5417">
            <text:p/>
          </draw:connector>
          <draw:connector draw:style-name="gr10" draw:text-style-name="P2" draw:layer="layout" draw:type="line" svg:x1="36.834cm" svg:y1="26.317cm" svg:x2="53.167cm" svg:y2="31.733cm" svg:d="M36834 26317l16333 5416" svg:viewBox="0 0 16334 5417">
            <text:p/>
          </draw:connector>
          <draw:connector draw:style-name="gr10" draw:text-style-name="P2" draw:layer="layout" draw:type="line" svg:x1="45.001cm" svg:y1="26.317cm" svg:x2="36.834cm" svg:y2="31.733cm" svg:d="M45001 26317l-8167 5416" svg:viewBox="0 0 8168 5417">
            <text:p/>
          </draw:connector>
          <draw:connector draw:style-name="gr10" draw:text-style-name="P2" draw:layer="layout" draw:type="line" svg:x1="45.001cm" svg:y1="26.317cm" svg:x2="45.001cm" svg:y2="31.733cm" svg:d="M45001 26317v5416" svg:viewBox="0 0 1 5417">
            <text:p/>
          </draw:connector>
          <draw:connector draw:style-name="gr10" draw:text-style-name="P2" draw:layer="layout" draw:type="line" svg:x1="45.001cm" svg:y1="26.317cm" svg:x2="53.167cm" svg:y2="31.733cm" svg:d="M45001 26317l8166 5416" svg:viewBox="0 0 8167 5417">
            <text:p/>
          </draw:connector>
          <draw:connector draw:style-name="gr10" draw:text-style-name="P2" draw:layer="layout" draw:type="line" svg:x1="53.167cm" svg:y1="26.317cm" svg:x2="36.834cm" svg:y2="31.733cm" svg:d="M53167 26317l-16333 5416" svg:viewBox="0 0 16334 5417">
            <text:p/>
          </draw:connector>
          <draw:connector draw:style-name="gr10" draw:text-style-name="P2" draw:layer="layout" draw:type="line" svg:x1="53.167cm" svg:y1="26.317cm" svg:x2="45.001cm" svg:y2="31.733cm" svg:d="M53167 26317l-8166 5416" svg:viewBox="0 0 8167 5417">
            <text:p/>
          </draw:connector>
          <draw:connector draw:style-name="gr10" draw:text-style-name="P2" draw:layer="layout" draw:type="line" svg:x1="53.167cm" svg:y1="26.317cm" svg:x2="53.167cm" svg:y2="31.733cm" svg:d="M53167 26317v5416" svg:viewBox="0 0 1 5417">
            <text:p/>
          </draw:connector>
          <draw:connector draw:style-name="gr10" draw:text-style-name="P2" draw:layer="layout" draw:type="line" svg:x1="36.834cm" svg:y1="35.983cm" svg:x2="41.834cm" svg:y2="41.15cm" svg:d="M36834 35983l5000 5167" svg:viewBox="0 0 5001 5168">
            <text:p/>
          </draw:connector>
          <draw:connector draw:style-name="gr10" draw:text-style-name="P2" draw:layer="layout" draw:type="line" svg:x1="36.834cm" svg:y1="35.983cm" svg:x2="49.209cm" svg:y2="41.15cm" svg:d="M36834 35983l12375 5167" svg:viewBox="0 0 12376 5168">
            <text:p/>
          </draw:connector>
          <draw:connector draw:style-name="gr10" draw:text-style-name="P2" draw:layer="layout" draw:type="line" svg:x1="45.001cm" svg:y1="35.983cm" svg:x2="41.834cm" svg:y2="41.15cm" svg:d="M45001 35983l-3167 5167" svg:viewBox="0 0 3168 5168">
            <text:p/>
          </draw:connector>
          <draw:connector draw:style-name="gr10" draw:text-style-name="P2" draw:layer="layout" draw:type="line" svg:x1="45.001cm" svg:y1="35.983cm" svg:x2="49.209cm" svg:y2="41.15cm" svg:d="M45001 35983l4208 5167" svg:viewBox="0 0 4209 5168">
            <text:p/>
          </draw:connector>
          <draw:connector draw:style-name="gr10" draw:text-style-name="P2" draw:layer="layout" draw:type="line" svg:x1="53.167cm" svg:y1="35.983cm" svg:x2="41.834cm" svg:y2="41.15cm" svg:d="M53167 35983l-11333 5167" svg:viewBox="0 0 11334 5168">
            <text:p/>
          </draw:connector>
          <draw:connector draw:style-name="gr10" draw:text-style-name="P2" draw:layer="layout" draw:type="line" svg:x1="53.167cm" svg:y1="35.983cm" svg:x2="49.209cm" svg:y2="41.15cm" svg:d="M53167 35983l-3958 5167" svg:viewBox="0 0 3959 5168">
            <text:p/>
          </draw:connector>
        </draw:g>
        <draw:custom-shape draw:style-name="gr14" draw:text-style-name="P2" draw:layer="layout" svg:width="23.75cm" svg:height="30.5cm" svg:x="6cm" svg:y="12.65cm">
          <text:p/>
          <draw:enhanced-geometry svg:viewBox="0 0 21600 21600" draw:mirror-horizontal="true" draw:type="line-callout-1" draw:modifiers="-5864.94884425919 8032.81203894954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frame draw:style-name="standard" draw:layer="layout" svg:width="13.437cm" svg:height="1.999cm" svg:x="14.3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2"><text:span text:style-name="T6">-1.4</text:span></text:p>
                </table:table-cell>
                <table:table-cell table:style-name="ce4">
                  <text:p text:style-name="P15"><text:span text:style-name="T6">1.8</text:span></text:p>
                </table:table-cell>
         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698cm" svg:height="1.998cm" svg:x="18.682cm" svg:y="34.5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2"><text:span text:style-name="T6">0.5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g>
            <draw:frame draw:style-name="standard" draw:layer="layout" svg:width="13.488cm" svg:height="1.998cm" svg:x="14.2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6">
                  <table:table-cell>
                    <text:p text:style-name="P2"><text:span text:style-name="T6">1.8</text:span></text:p>
                  </table:table-cell>
                  <table:table-cell>
                    <text:p text:style-name="P15"><text:span text:style-name="T6">1.6</text:span></text:p>
                  </table:table-cell>
                  <table:table-cell>
                    <text:p text:style-name="P15"><text:span text:style-name="T6">-0.3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gr15" draw:text-style-name="P16" draw:layer="layout" svg:width="5.5cm" svg:height="1.91cm" svg:x="7.251cm" svg:y="17.579cm">
              <draw:text-box>
                <text:p><text:span text:style-name="T7">Inputs:</text:span></text:p>
              </draw:text-box>
            </draw:frame>
          </draw:g>
          <draw:g>
            <draw:frame draw:style-name="standard" draw:layer="layout" svg:width="13.488cm" svg:height="1.998cm" svg:x="14.2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3">
                  <table:table-cell>
                    <text:p text:style-name="P2"><text:span text:style-name="T6">-0.8</text:span></text:p>
                  </table:table-cell>
                  <table:table-cell>
                    <text:p text:style-name="P15"><text:span text:style-name="T6">1.1</text:span></text:p>
                  </table:table-cell>
                  <table:table-cell>
                    <text:p text:style-name="P15"><text:span text:style-name="T6">-0.2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gr15" draw:text-style-name="P16" draw:layer="layout" svg:width="7cm" svg:height="1.91cm" svg:x="7.251cm" svg:y="22.246cm">
              <draw:text-box>
                <text:p><text:span text:style-name="T7">Weights:</text:span></text:p>
              </draw:text-box>
            </draw:frame>
          </draw:g>
          <draw:g>
            <draw:frame draw:style-name="gr16" draw:text-style-name="P17" draw:layer="layout" svg:width="1.674cm" svg:height="2.334cm" svg:x="15.649cm" svg:y="19.566cm">
              <draw:text-box>
                <text:p text:style-name="P2"><text:span text:style-name="T8">×</text:span></text:p>
              </draw:text-box>
            </draw:frame>
            <draw:frame draw:style-name="gr16" draw:text-style-name="P17" draw:layer="layout" svg:width="1.674cm" svg:height="2.334cm" svg:x="20.194cm" svg:y="19.566cm">
              <draw:text-box>
                <text:p text:style-name="P2"><text:span text:style-name="T8">×</text:span></text:p>
              </draw:text-box>
            </draw:frame>
            <draw:frame draw:style-name="gr16" draw:text-style-name="P17" draw:layer="layout" svg:width="1.676cm" svg:height="2.334cm" svg:x="24.738cm" svg:y="19.566cm">
              <draw:text-box>
                <text:p text:style-name="P2"><text:span text:style-name="T8">×</text:span></text:p>
              </draw:text-box>
            </draw:frame>
          </draw:g>
          <draw:g>
            <draw:frame draw:style-name="gr16" draw:text-style-name="P17" draw:layer="layout" svg:width="1.674cm" svg:height="2.334cm" svg:x="15.649cm" svg:y="24.216cm">
              <draw:text-box>
                <text:p text:style-name="P2"><text:span text:style-name="T8">=</text:span></text:p>
              </draw:text-box>
            </draw:frame>
            <draw:frame draw:style-name="gr16" draw:text-style-name="P17" draw:layer="layout" svg:width="1.674cm" svg:height="2.334cm" svg:x="20.194cm" svg:y="24.216cm">
              <draw:text-box>
                <text:p text:style-name="P2"><text:span text:style-name="T8">=</text:span></text:p>
              </draw:text-box>
            </draw:frame>
            <draw:frame draw:style-name="gr16" draw:text-style-name="P17" draw:layer="layout" svg:width="1.676cm" svg:height="2.334cm" svg:x="24.738cm" svg:y="24.216cm">
              <draw:text-box>
                <text:p text:style-name="P2"><text:span text:style-name="T8">=</text:span></text:p>
              </draw:text-box>
            </draw:frame>
          </draw:g>
          <draw:frame draw:style-name="gr17" draw:text-style-name="P18" draw:layer="layout" svg:width="11.824cm" svg:height="1.713cm" svg:x="15.119cm" svg:y="31.187cm">
            <draw:text-box>
              <text:p text:style-name="P2"><text:span text:style-name="T9">sum &amp; transform</text:span></text:p>
            </draw:text-box>
          </draw:frame>
          <draw:line draw:style-name="gr18" draw:text-style-name="P4" draw:layer="layout" svg:x1="16.656cm" svg:y1="28.65cm" svg:x2="19.406cm" svg:y2="30.9cm">
            <text:p/>
          </draw:line>
          <draw:line draw:style-name="gr18" draw:text-style-name="P4" draw:layer="layout" svg:x1="25.306cm" svg:y1="28.65cm" svg:x2="22.756cm" svg:y2="30.9cm">
            <text:p/>
          </draw:line>
          <draw:line draw:style-name="gr18" draw:text-style-name="P4" draw:layer="layout" svg:x1="21.031cm" svg:y1="28.65cm" svg:x2="21.031cm" svg:y2="30.9cm">
            <text:p/>
          </draw:line>
          <draw:line draw:style-name="gr18" draw:text-style-name="P4" draw:layer="layout" svg:x1="21.031cm" svg:y1="32.85cm" svg:x2="21.031cm" svg:y2="34.1cm">
            <text:p/>
          </draw:line>
          <draw:frame draw:style-name="gr15" draw:text-style-name="P16" draw:layer="layout" svg:width="6cm" svg:height="1.91cm" svg:x="7.251cm" svg:y="34.74cm">
            <draw:text-box>
              <text:p><text:span text:style-name="T7">Output:</text:span></text:p>
            </draw:text-box>
          </draw:frame>
        </draw:g>
        <draw:frame draw:style-name="standard" xml:id="id9" draw:id="id9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1">happy</text:span></text:p>
              </table:table-cell>
              <table:table-cell>
                <text:p text:style-name="P13"><text:span text:style-name="T1">boy</text:span></text:p>
              </table:table-cell>
              <table:table-cell>
                <text:list text:style-name="L2">
                  <text:list-header>
                    <text:p text:style-name="P13"><text:span text:style-name="T1">girl</text:span></text:p>
                  </text:list-header>
                </text:list>
              </table:table-cell>
              <table:table-cell>
                <text:p text:style-name="P13"><text:span text:style-name="T1">hobbit</text:span></text:p>
              </table:table-cell>
              <table:table-cell>
                <text:p text:style-name="P13"><text:span text:style-name="T1">...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">30%</text:span></text:p>
              </table:table-cell>
              <table:table-cell>
                <text:p text:style-name="P13"><text:span text:style-name="T1">25%</text:span></text:p>
              </table:table-cell>
              <table:table-cell>
                <text:p text:style-name="P13"><text:span text:style-name="T1">20%</text:span></text:p>
              </table:table-cell>
              <table:table-cell>
                <text:p text:style-name="P13"><text:span text:style-name="T1">15%</text:span></text:p>
              </table:table-cell>
              <table:table-cell>
                <text:p text:style-name="P13"><text:span text:style-name="T1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3" draw:layer="layout" svg:width="19.5cm" svg:height="3.803cm" svg:x="7.75cm" svg:y="38.347cm">
          <draw:text-box>
            <text:p text:style-name="P2"><text:span text:style-name="T2">It’s just primary</text:span><text:span text:style-name="T2"><text:line-break/></text:span><text:span text:style-name="T2">school maths!</text:span></text:p>
          </draw:text-box>
        </draw:frame>
        <draw:frame draw:style-name="gr2" draw:text-style-name="P3" draw:layer="layout" svg:width="19.5cm" svg:height="2.25cm" svg:x="7.75cm" svg:y="13.35cm">
          <draw:text-box>
            <text:p text:style-name="P2"><text:span text:style-name="T2">Inside each neuron:</text:span></text:p>
          </draw:text-box>
        </draw:frame>
        <draw:frame draw:style-name="gr20" draw:text-style-name="P3" draw:layer="layout" svg:width="20.25cm" svg:height="30.25cm" svg:x="59.85cm" svg:y="13.152cm">
          <draw:text-box>
            <text:p text:style-name="P2"><text:span text:style-name="T10">Layers of this </text:span><text:span text:style-name="T2">Neural Network</text:span><text:span text:style-name="T10"> are connected in a special pattern called a </text:span><text:span text:style-name="T2">transformer</text:span><text:span text:style-name="T10">, that gives </text:span><text:span text:style-name="T2">attention</text:span><text:span text:style-name="T10"> to the input tokens that are most important for predicting the next output token</text:span></text:p>
            <text:p text:style-name="P2"><text:span text:style-name="T2"/></text:p>
            <text:p text:style-name="P2"><text:span text:style-name="T2">Billions of weights</text:span><text:span text:style-name="T10"> across millions of neurons and dozens of layers!</text:span></text:p>
            <text:p text:style-name="P2"><text:span text:style-name="T11"/></text:p>
            <text:p text:style-name="P2"><text:span text:style-name="T12">The weights are what model </text:span><text:span text:style-name="T13">the </text:span><text:span text:style-name="T12">language</text:span></text:p>
          </draw:text-box>
        </draw:frame>
        <draw:custom-shape draw:style-name="gr11" draw:text-style-name="P8" draw:layer="layout" svg:width="21.125cm" svg:height="5.25cm" svg:x="34.5cm" svg:y="47.25cm">
          <text:p text:style-name="P7"><text:span text:style-name="T4">Next token probabilities</text:span></text:p>
          <draw:enhanced-geometry svg:viewBox="0 0 21600 21600" draw:mirror-horizontal="false" draw:mirror-vertical="false" draw:text-areas="?f0 0 ?f2 ?f5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4" xml:id="id7" draw:id="id7" draw:layer="layout" svg:width="5.677cm" svg:height="3.369cm" svg:x="72.5cm" svg:y="54.289cm">
          <draw:text-box>
            <text:p text:style-name="P2"><text:span text:style-name="T5">boy</text:span></text:p>
          </draw:text-box>
        </draw:frame>
        <draw:connector draw:style-name="gr13" draw:text-style-name="P4" draw:layer="layout" draw:line-skew="8.573cm" svg:x1="78.177cm" svg:y1="55.973cm" svg:x2="63.25cm" svg:y2="2.75cm" draw:start-shape="id7" draw:start-glue-point="1" draw:end-shape="id8" draw:end-glue-point="1" svg:d="M78177 55973h9073v-53223h-24000" svg:viewBox="0 0 24001 53224">
          <text:p/>
        </draw:connector>
        <draw:connector draw:style-name="gr13" draw:text-style-name="P4" draw:layer="layout" svg:x1="66.893cm" svg:y1="55.973cm" svg:x2="72.5cm" svg:y2="55.973cm" draw:start-shape="id9" draw:start-glue-point="1" draw:end-shape="id7" svg:d="M66893 55973h5607" svg:viewBox="0 0 5608 1">
          <text:p/>
        </draw:connector>
        <draw:frame draw:style-name="gr2" draw:text-style-name="P3" draw:layer="layout" svg:width="13.25cm" svg:height="2.25cm" svg:x="13.35cm" svg:y="1.5cm">
          <draw:text-box>
            <text:p text:style-name="P2"><text:span text:style-name="T2">Input prompt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Ubuntu" svg:font-family="Ubuntu" style:font-pitch="variable"/>
    <style:font-face style:name="Ubuntu Mono" svg:font-family="'Ubuntu Mono'" style:font-adornments="Regular" style:font-pitch="variable"/>
    <style:font-face style:name="Ubuntu Mono1" svg:font-family="'Ubuntu Mono'" style:font-adornments="Regular" style:font-pitch="fixed"/>
    <style:font-face style:name="Ubuntu Mono2" svg:font-family="'Ubuntu Mono'" style:font-pitch="fixed"/>
    <style:font-face style:name="Ubuntu Mono3" svg:font-family="'Ubuntu Mono'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cm" svg:stroke-color="#000000" draw:marker-start-width="0.2cm" draw:marker-end-width="0.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eural_20_network_20_lines" style:display-name="Neural network lines" style:family="graphic" style:parent-style-name="objectwithoutfill">
      <style:graphic-properties svg:stroke-width="0.2cm" draw:marker-start-width="0.5cm" draw:marker-end="Arrow_20_short" draw:marker-end-width="0.9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cm" fo:margin-bottom="0cm" fo:margin-left="0cm" fo:margin-right="0cm" fo:page-width="9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5T16:27:22.342511639</meta:creation-date>
    <dc:date>2025-10-04T12:12:35.585347035</dc:date>
    <meta:editing-duration>PT12M10S</meta:editing-duration>
    <meta:editing-cycles>4</meta:editing-cycles>
    <meta:generator>LibreOffice/7.3.7.2$Linux_X86_64 LibreOffice_project/30$Build-2</meta:generator>
    <meta:document-statistic meta:object-count="329"/>
  </office:meta>
</office:document-meta>
</file>